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2"/>
        <table:table-row table:style-name="ro1">
          <table:table-cell table:style-name="Default" office:value-type="string" calcext:value-type="string">
            <text:p>Codigo</text:p>
          </table:table-cell>
          <table:table-cell table:style-name="Default" office:value-type="string" calcext:value-type="string">
            <text:p>Posicao</text:p>
          </table:table-cell>
          <table:table-cell table:style-name="Default" office:value-type="string" calcext:value-type="string">
            <text:p>Referencia</text:p>
          </table:table-cell>
        </table:table-row>
        <table:table-row table:style-name="ro1">
          <table:table-cell table:style-name="ce1" office:value-type="float" office:value="1064810" calcext:value-type="float">
            <text:p>10648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4899" calcext:value-type="float">
            <text:p>106489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60993" calcext:value-type="float">
            <text:p>106099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2478" calcext:value-type="float">
            <text:p>62478</text:p>
          </table:table-cell>
        </table:table-row>
        <table:table-row table:style-name="ro1">
          <table:table-cell table:style-name="ce1" office:value-type="float" office:value="1061537" calcext:value-type="float">
            <text:p>106153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60998" calcext:value-type="float">
            <text:p>106099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64599" calcext:value-type="float">
            <text:p>106459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61118" calcext:value-type="float">
            <text:p>106111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78336" calcext:value-type="float">
            <text:p>107833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05920" calcext:value-type="float">
            <text:p>11059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95003" calcext:value-type="float">
            <text:p>109500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095005" calcext:value-type="float">
            <text:p>109500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092546" calcext:value-type="float">
            <text:p>109254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117751" calcext:value-type="float">
            <text:p>111775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115988" calcext:value-type="float">
            <text:p>111598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83997" calcext:value-type="float">
            <text:p>108399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63960" calcext:value-type="float">
            <text:p>106396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061178" calcext:value-type="float">
            <text:p>106117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62275" calcext:value-type="float">
            <text:p>62275</text:p>
          </table:table-cell>
        </table:table-row>
        <table:table-row table:style-name="ro1">
          <table:table-cell office:value-type="float" office:value="1065129" calcext:value-type="float">
            <text:p>106512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65105" calcext:value-type="float">
            <text:p>106510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095613" calcext:value-type="float">
            <text:p>1095613</text:p>
          </table:table-cell>
          <table:table-cell office:value-type="float" office:value="22" calcext:value-type="float">
            <text:p>22</text:p>
          </table:table-cell>
          <table:table-cell office:value-type="float" office:value="5066080" calcext:value-type="float">
            <text:p>506608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5066078A</text:p>
          </table:table-cell>
        </table:table-row>
        <table:table-row table:style-name="ro1">
          <table:table-cell office:value-type="float" office:value="1116042" calcext:value-type="float">
            <text:p>111604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096422" calcext:value-type="float">
            <text:p>109642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5062047" calcext:value-type="float">
            <text:p>506204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5062051" calcext:value-type="float">
            <text:p>506205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5062052" calcext:value-type="float">
            <text:p>506205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1" office:value-type="float" office:value="5062577" calcext:value-type="float">
            <text:p>506257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062578" calcext:value-type="float">
            <text:p>5062578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5066076A</text:p>
          </table:table-cell>
        </table:table-row>
        <table:table-row table:style-name="ro1">
          <table:table-cell table:style-name="ce1" office:value-type="float" office:value="1118717" calcext:value-type="float">
            <text:p>1118717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062442" calcext:value-type="float">
            <text:p>5062442</text:p>
          </table:table-cell>
        </table:table-row>
        <table:table-row table:style-name="ro1">
          <table:table-cell office:value-type="float" office:value="1120266" calcext:value-type="float">
            <text:p>1120266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5062443" calcext:value-type="float">
            <text:p>5062443</text:p>
          </table:table-cell>
        </table:table-row>
        <table:table-row table:style-name="ro1">
          <table:table-cell office:value-type="float" office:value="1119032" calcext:value-type="float">
            <text:p>111903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105584" calcext:value-type="float">
            <text:p>110558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103476" calcext:value-type="float">
            <text:p>1103476</text:p>
          </table:table-cell>
          <table:table-cell office:value-type="float" office:value="38" calcext:value-type="float">
            <text:p>3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 style:data-style-name="N2" text:time-value="14:05:07.01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9T17:40:48.366000000</meta:creation-date>
    <dc:date>2023-10-04T14:05:32.387000000</dc:date>
    <meta:editing-duration>PT11M15S</meta:editing-duration>
    <meta:editing-cycles>2</meta:editing-cycles>
    <meta:generator>LibreOffice/6.0.5.2$Windows_X86_64 LibreOffice_project/54c8cbb85f300ac59db32fe8a675ff7683cd5a16</meta:generator>
    <meta:document-statistic meta:table-count="1" meta:cell-count="80" meta:object-count="0"/>
  </office:meta>
</office:document-meta>
</file>